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db1"/>
    </style:style>
    <style:style style:name="P2" style:family="paragraph" style:parent-style-name="Standard">
      <style:text-properties officeooo:rsid="00023db1" officeooo:paragraph-rsid="00023db1"/>
    </style:style>
    <style:style style:name="P3" style:family="paragraph" style:parent-style-name="Standard">
      <style:text-properties officeooo:rsid="000410de" officeooo:paragraph-rsid="00041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25lIGxhc3QgdGFzaywgYW5kIHlvdSdsbCBoYXZlIHN1Y2Nlc3NmdWxseSBjb21</text:p>
      <text:p text:style-name="P1"/>
      <text:p text:style-name="P3">found this as gravity equation</text:p>
      <text:p text:style-name="P3"/>
      <text:p text:style-name="P3">One last task, and you'll have successfully com</text:p>
      <text:p text:style-name="P3"/>
      <text:p text:style-name="P3">I got this as answ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0:22:31.582946298</meta:creation-date>
    <dc:date>2025-08-07T20:40:19.983976057</dc:date>
    <meta:editing-duration>PT7M2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4" meta:word-count="19" meta:character-count="160" meta:non-whitespace-character-count="145"/>
  </office:meta>
</office:document-meta>
</file>